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2.291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2</text:p>
          </table:table-cell>
          <table:table-cell table:style-name="ce2" office:value-type="string">
            <text:p>Socket_Strip_Straight_2x20 2.45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spberryPi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,C2,C3,C5,C6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0n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4,C8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1,D2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1,R5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,R3,R4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RN24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N248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4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Small_I2C_OLE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all_i2c_ole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2,P1</text:p>
          </table:table-cell>
          <table:table-cell table:style-name="ce2" office:value-type="string">
            <text:p>SMA_coax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MA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1,C2,C3,C5,C6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100nF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4,C8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number-columns-repeated="2"/>
        </table:table-row>
        <table:table-row table:style-name="ro1" table:number-rows-repeated="6552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.02.2017</text:date>, <text:time>13:00:47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4T13:00:47.63</dc:date>
    <meta:generator>OpenOffice.org/3.2$Win32 OpenOffice.org_project/320m18$Build-9502</meta:generator>
    <meta:editing-duration>PT01H10M50S</meta:editing-duration>
    <meta:editing-cycles>51</meta:editing-cycles>
    <meta:document-statistic meta:table-count="1" meta:cell-count="60" meta:object-count="0"/>
  </office:meta>
</office:document-meta>
</file>